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Menlo, Consolas, 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true"/>
      <style:text-properties fo:font-variant="normal" fo:text-transform="none" fo:color="#000000" style:font-name="Liberation Sans" fo:font-size="10pt" fo:letter-spacing="normal" fo:font-style="normal" fo:font-weight="normal" officeooo:rsid="001a538c" officeooo:paragraph-rsid="001a538c" style:font-size-asian="10pt" style:font-size-complex="10pt"/>
    </style:style>
    <style:style style:name="P2" style:family="paragraph" style:parent-style-name="Text_20_body">
      <style:paragraph-properties fo:margin-top="0cm" fo:margin-bottom="0cm" style:contextual-spacing="true" fo:line-height="100%"/>
      <style:text-properties style:font-name="Liberation Sans" fo:font-size="10pt" officeooo:rsid="001999d8" officeooo:paragraph-rsid="001999d8" style:font-size-asian="10pt" style:font-size-complex="10pt"/>
    </style:style>
    <style:style style:name="P3" style:family="paragraph" style:parent-style-name="Text_20_body">
      <style:paragraph-properties fo:margin-top="0cm" fo:margin-bottom="0cm" style:contextual-spacing="true"/>
      <style:text-properties style:font-name="Liberation Sans" fo:font-size="10pt" officeooo:rsid="001999d8" officeooo:paragraph-rsid="001999d8" style:font-size-asian="10pt" style:font-size-complex="10pt"/>
    </style:style>
    <style:style style:name="P4" style:family="paragraph" style:parent-style-name="Text_20_body">
      <style:paragraph-properties fo:margin-top="0cm" fo:margin-bottom="0cm" style:contextual-spacing="true" fo:line-height="100%"/>
      <style:text-properties style:font-name="Liberation Sans" fo:font-size="10pt" style:font-size-asian="10pt" style:font-size-complex="10pt"/>
    </style:style>
    <style:style style:name="P5" style:family="paragraph" style:parent-style-name="Text_20_body">
      <style:paragraph-properties fo:margin-top="0cm" fo:margin-bottom="0cm" style:contextual-spacing="true"/>
      <style:text-properties style:font-name="Liberation Sans" fo:font-size="10pt" officeooo:rsid="001a538c" officeooo:paragraph-rsid="001a538c" style:font-size-asian="10pt" style:font-size-complex="10pt"/>
    </style:style>
    <style:style style:name="P6" style:family="paragraph" style:parent-style-name="Title">
      <style:paragraph-properties fo:margin-top="0cm" fo:margin-bottom="0cm" style:contextual-spacing="true"/>
      <style:text-properties fo:font-size="20pt" style:text-underline-style="solid" style:text-underline-width="auto" style:text-underline-color="font-color" style:font-size-asian="20pt" style:font-size-complex="20pt"/>
    </style:style>
    <style:style style:name="P7" style:family="paragraph" style:parent-style-name="Heading_20_1">
      <style:paragraph-properties fo:margin-top="0cm" fo:margin-bottom="0cm" style:contextual-spacing="true"/>
      <style:text-properties style:font-name="Liberation Sans"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onic Installation</text:p>
      <text:h text:style-name="P7" text:outline-level="1">NodeJS</text:h>
      <text:p text:style-name="P2">$ npm update -g npm</text:p>
      <text:p text:style-name="P2"/>
      <text:p text:style-name="P4">$ sudo npm cache clean -f</text:p>
      <text:p text:style-name="P4">$ sudo npm install -g n</text:p>
      <text:p text:style-name="P4">$ n stable</text:p>
      <text:p text:style-name="P4"/>
      <text:h text:style-name="P7" text:outline-level="1">Java SDK (on Ubuntu)</text:h>
      <text:p text:style-name="P3">$ sudo add-apt-repository ppa:webupd8team/java</text:p>
      <text:p text:style-name="P3">$ sudo apt-get update</text:p>
      <text:p text:style-name="P3">$ sudo apt-get install java8 installer</text:p>
      <text:p text:style-name="P3"/>
      <text:p text:style-name="P3">$ sudo apt-get install oracle-java8-set-default</text:p>
      <text:p text:style-name="P3"/>
      <text:p text:style-name="P3">$ java -version<text:tab/><text:tab/>// 1.8.0_60</text:p>
      <text:p text:style-name="P3">$ javac -version<text:tab/><text:tab/>// 1.8.0_60</text:p>
      <text:p text:style-name="P3"/>
      <text:h text:style-name="P7" text:outline-level="1">Ionic</text:h>
      <text:p text:style-name="P5">$ sudo npm install -g cordova</text:p>
      <text:p text:style-name="P1">$ sudo apt-get install lib32z1 lib32ncurses5 lib32bz2-1.0 <text:tab/>// Linux: 64bit =&gt; Android: 32bit</text:p>
      <text:p text:style-name="P1">$ sudo npm install -g ionic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, Menlo, Consolas, 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1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nther </meta:initial-creator>
    <meta:creation-date>2015-10-17T12:00:09.125294358</meta:creation-date>
    <dc:date>2015-10-17T19:14:22.080189935</dc:date>
    <dc:creator>Guenther </dc:creator>
    <meta:editing-duration>PT6H43M12S</meta:editing-duration>
    <meta:editing-cycles>1</meta:editing-cycles>
    <meta:document-statistic meta:table-count="0" meta:image-count="0" meta:object-count="0" meta:page-count="1" meta:paragraph-count="17" meta:word-count="82" meta:character-count="483" meta:non-whitespace-character-count="415"/>
    <meta:generator>LibreOffice/4.2.8.2$Linux_X86_64 LibreOffice_project/420m0$Build-2</meta:generator>
  </office:meta>
</office:document-meta>
</file>